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 Serif" svg:font-family="'Liberation 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ong_20_Dash" svg:stroke-width="0.053cm" svg:stroke-color="#999999" draw:marker-start-width="0.279cm" draw:marker-end-width="0.279cm" draw:fill-color="#ffffff" draw:textarea-horizontal-align="justify" draw:textarea-vertical-align="middle" draw:auto-grow-height="false" fo:min-height="1.698cm" fo:min-width="2.448cm" fo:padding-top="0.151cm" fo:padding-bottom="0.151cm" fo:padding-left="0.276cm" fo:padding-right="0.276cm" draw:shadow="hidden" loext:softedge-radius="0cm"/>
      <style:paragraph-properties style:writing-mode="lr-tb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716cm" fo:min-width="2.9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color="#000000" draw:marker-start="" draw:marker-end="Arrowheads_20_1" draw:textarea-vertical-align="middle"/>
    </style:style>
    <style:style style:name="gr4" style:family="graphic" style:parent-style-name="standard">
      <style:graphic-properties svg:stroke-color="#000000" draw:marker-end="Arrowheads_20_1" draw:fill-color="#000000" draw:textarea-vertical-align="middle"/>
    </style:style>
    <style:style style:name="gr5" style:family="graphic" style:parent-style-name="standard">
      <style:graphic-properties draw:marker-end="Arrowheads_20_1" draw:textarea-vertical-align="middle"/>
    </style:style>
    <style:style style:name="gr6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6.75cm" fo:min-width="10cm"/>
    </style:style>
    <style:style style:name="gr7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7.25cm" fo:min-width="10cm"/>
    </style:style>
    <style:style style:name="gr8" style:family="graphic" style:parent-style-name="standard">
      <style:graphic-properties draw:stroke="solid" draw:stroke-dash="Long_20_Dash" svg:stroke-width="0.053cm" svg:stroke-color="#999999" draw:marker-start-width="0.279cm" draw:marker-end-width="0.279cm" draw:fill-color="#ffffff" draw:textarea-horizontal-align="justify" draw:textarea-vertical-align="middle" draw:auto-grow-height="false" fo:min-height="1.698cm" fo:min-width="2.448cm" fo:padding-top="0.151cm" fo:padding-bottom="0.151cm" fo:padding-left="0.276cm" fo:padding-right="0.276cm" draw:shadow="hidden" loext:softedge-radius="0cm"/>
      <style:paragraph-properties style:writing-mode="lr-tb"/>
    </style:style>
    <style:style style:name="gr9" style:family="graphic" style:parent-style-name="standard">
      <style:graphic-properties svg:stroke-color="#000000" draw:marker-end="Arrowheads_20_1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5.5cm"/>
      <style:paragraph-properties style:writing-mode="lr-tb"/>
    </style:style>
    <style:style style:name="gr11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8.749cm" fo:min-width="4.5cm"/>
    </style:style>
    <style:style style:name="gr12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5.75cm" fo:min-width="4.5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style:font-name="Liberation  Serif" fo:font-size="18pt" fo:font-style="italic"/>
    </style:style>
    <style:style style:name="P2" style:family="paragraph">
      <loext:graphic-properties draw:fill-color="#ffffff"/>
      <style:paragraph-properties fo:text-align="center"/>
      <style:text-properties style:font-name="Liberation  Serif" fo:font-size="18pt" fo:font-style="italic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1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3cm" svg:height="2cm" svg:x="1.5cm" svg:y="1.501cm">
          <text:p text:style-name="P1"><text:span text:style-name="T1">Main &amp;</text:span></text:p>
          <text:p text:style-name="P1"><text:span text:style-name="T1">Data Structur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5cm" svg:height="2cm" svg:x="14.5cm" svg:y="1.501cm">
          <text:p text:style-name="P3"><text:span text:style-name="T1">BTre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4.5cm" svg:y1="2.501cm" svg:x2="4.5cm" svg:y2="2.501cm" draw:start-shape="id1" draw:start-glue-point="3" draw:end-shape="id2" draw:end-glue-point="1" svg:d="M14500 2501h-10000" svg:viewBox="0 0 10001 1">
          <text:p/>
        </draw:connector>
        <draw:custom-shape draw:style-name="gr2" draw:text-style-name="P4" xml:id="id3" draw:id="id3" draw:layer="layout" svg:width="3.5cm" svg:height="2cm" svg:x="12cm" svg:y="5.501cm">
          <text:p text:style-name="P3"><text:span text:style-name="T1">Btree</text:span></text:p>
          <text:p text:style-name="P3"><text:span text:style-name="T1">Set Oper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cm" svg:height="2cm" svg:x="1.5cm" svg:y="3.501cm">
          <text:p text:style-name="P1"><text:span text:style-name="T1">Set specification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2cm" svg:y1="6.501cm" svg:x2="4.5cm" svg:y2="4.501cm" draw:start-shape="id3" draw:start-glue-point="3" draw:end-shape="id4" draw:end-glue-point="1" svg:d="M12000 6501h-3745v-2000h-3755" svg:viewBox="0 0 7501 2001">
          <text:p/>
        </draw:connector>
        <draw:connector draw:style-name="gr5" draw:text-style-name="P5" draw:layer="layout" svg:x1="13.75cm" svg:y1="5.501cm" svg:x2="16.25cm" svg:y2="3.501cm" draw:start-shape="id3" draw:start-glue-point="0" draw:end-shape="id1" draw:end-glue-point="2" svg:d="M13750 5501v-1000h2500v-1000" svg:viewBox="0 0 2501 2001">
          <text:p/>
        </draw:connector>
        <draw:custom-shape draw:style-name="gr2" draw:text-style-name="P4" xml:id="id5" draw:id="id5" draw:layer="layout" svg:width="3.5cm" svg:height="2cm" svg:x="17cm" svg:y="5.501cm">
          <text:p text:style-name="P3"><text:span text:style-name="T1">Btree</text:span></text:p>
          <text:p text:style-name="P3"><text:span text:style-name="T1">Split Function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7cm" svg:y1="6.501cm" svg:x2="15.5cm" svg:y2="6.501cm" draw:start-shape="id5" draw:start-glue-point="3" draw:end-shape="id3" draw:end-glue-point="1" svg:d="M17000 6501h-1500" svg:viewBox="0 0 1501 1">
          <text:p/>
        </draw:connector>
        <draw:custom-shape draw:style-name="gr6" draw:text-style-name="P7" draw:layer="layout" svg:width="10.5cm" svg:height="7cm" svg:x="11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3.5cm" svg:height="2cm" svg:x="14.5cm" svg:y="9.001cm">
          <text:p text:style-name="P3"><text:span text:style-name="T1">BTre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3.5cm" svg:height="2cm" svg:x="12cm" svg:y="13cm">
          <text:p text:style-name="P3"><text:span text:style-name="T1">Btree</text:span></text:p>
          <text:p text:style-name="P3"><text:span text:style-name="T1">Set Operation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-0.5cm" svg:x1="13.75cm" svg:y1="13cm" svg:x2="16.25cm" svg:y2="11.001cm" draw:start-shape="id6" draw:start-glue-point="0" draw:end-shape="id7" draw:end-glue-point="2" svg:d="M13750 13000v-1499h2500v-500" svg:viewBox="0 0 2501 2000">
          <text:p/>
        </draw:connector>
        <draw:custom-shape draw:style-name="gr2" draw:text-style-name="P4" xml:id="id8" draw:id="id8" draw:layer="layout" svg:width="3.5cm" svg:height="2cm" svg:x="17cm" svg:y="13cm">
          <text:p text:style-name="P3"><text:span text:style-name="T1">Btree</text:span></text:p>
          <text:p text:style-name="P3"><text:span text:style-name="T1">Split </text:span><text:span text:style-name="T1">Function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7cm" svg:y1="14cm" svg:x2="15.5cm" svg:y2="14cm" draw:start-shape="id8" draw:start-glue-point="3" draw:end-shape="id6" draw:end-glue-point="1" svg:d="M17000 14000h-1500" svg:viewBox="0 0 1501 1">
          <text:p/>
        </draw:connector>
        <draw:custom-shape draw:style-name="gr7" draw:text-style-name="P7" draw:layer="layout" svg:width="10.5cm" svg:height="7.5cm" svg:x="11.5cm" svg:y="8.501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6.25cm" svg:y1="9.001cm" svg:x2="16.25cm" svg:y2="3.501cm" draw:start-shape="id7" draw:start-glue-point="0" draw:end-shape="id1" draw:end-glue-point="2" svg:d="M16250 9001v-5500" svg:viewBox="0 0 1 5501">
          <text:p/>
        </draw:connector>
        <draw:connector draw:style-name="gr5" draw:text-style-name="P5" draw:layer="layout" svg:x1="13.75cm" svg:y1="13cm" svg:x2="13.75cm" svg:y2="7.501cm" draw:start-shape="id6" draw:start-glue-point="0" draw:end-shape="id3" draw:end-glue-point="2" svg:d="M13750 13000v-5499" svg:viewBox="0 0 1 5500">
          <text:p/>
        </draw:connector>
        <draw:connector draw:style-name="gr5" draw:text-style-name="P5" draw:layer="layout" svg:x1="18.75cm" svg:y1="13cm" svg:x2="18.75cm" svg:y2="7.501cm" draw:start-shape="id8" draw:start-glue-point="0" draw:end-shape="id5" draw:end-glue-point="2" svg:d="M18750 13000v-5499" svg:viewBox="0 0 1 5500">
          <text:p/>
        </draw:connector>
        <draw:custom-shape draw:style-name="gr1" draw:text-style-name="P2" xml:id="id9" draw:id="id9" draw:layer="layout" svg:width="3cm" svg:height="2cm" svg:x="1.5cm" svg:y="9.001cm">
          <text:p text:style-name="P1"><text:span text:style-name="T1">Refinement to</text:span></text:p>
          <text:p text:style-name="P1"><text:span text:style-name="T1">Imperative/HO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1" draw:id="id11" draw:layer="layout" svg:width="3cm" svg:height="2cm" svg:x="1.5cm" svg:y="13cm">
          <text:p text:style-name="P1"><text:span text:style-name="T1">Partially Filled</text:span></text:p>
          <text:p text:style-name="P1"><text:span text:style-name="T1">Arrays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4.5cm" svg:y1="10.001cm" svg:x2="4.5cm" svg:y2="10.001cm" draw:start-shape="id7" draw:start-glue-point="3" draw:end-shape="id9" draw:end-glue-point="1" svg:d="M14500 10001h-10000" svg:viewBox="0 0 10001 1">
          <text:p/>
        </draw:connector>
        <draw:custom-shape draw:style-name="gr1" draw:text-style-name="P2" xml:id="id10" draw:id="id10" draw:layer="layout" svg:width="3cm" svg:height="2cm" svg:x="1.5cm" svg:y="15cm">
          <text:p text:style-name="P1"><text:span text:style-name="T1">Imperative</text:span></text:p>
          <text:p text:style-name="P1"><text:span text:style-name="T1">Loop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.75cm" svg:y1="15cm" svg:x2="3cm" svg:y2="17cm" draw:start-shape="id8" draw:start-glue-point="2" draw:end-shape="id10" draw:end-glue-point="2" svg:d="M18750 15000v2527h-15750v-527" svg:viewBox="0 0 15751 2528">
          <text:p/>
        </draw:connector>
        <draw:custom-shape draw:style-name="gr10" draw:text-style-name="P9" draw:layer="layout" svg:width="6cm" svg:height="1cm" svg:x="20cm" svg:y="9.5cm">
          <text:p text:style-name="P8"><text:span text:style-name="T1">Imperative Analysis (Chapter 2)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cm" svg:height="1cm" svg:x="20cm" svg:y="1.5cm">
          <text:p text:style-name="P8"><text:span text:style-name="T1">Functional Analysis </text:span><text:span text:style-name="T1">(Chapter 1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cm" svg:height="8.999cm" svg:x="0.5cm" svg:y="8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cm" svg:height="6cm" svg:x="0.5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cm" svg:height="1cm" svg:x="2.5cm" svg:y="6.5cm">
          <text:p text:style-name="P9"><text:span text:style-name="T1">Abstract Library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cm" svg:height="1cm" svg:x="2.5cm" svg:y="7.8cm">
          <text:p text:style-name="P9"><text:span text:style-name="T1">Imperative Library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.5cm" svg:y1="14cm" svg:x2="1.5cm" svg:y2="10.001cm" draw:start-shape="id11" draw:start-glue-point="3" draw:end-shape="id9" draw:end-glue-point="3" svg:d="M1500 14000h-527v-3999h527" svg:viewBox="0 0 528 4000">
          <text:p/>
        </draw:connector>
        <draw:custom-shape draw:style-name="gr8" draw:text-style-name="P2" xml:id="id12" draw:id="id12" draw:layer="layout" svg:width="3cm" svg:height="2cm" svg:x="1.5cm" svg:y="11cm">
          <text:p text:style-name="P1"><text:span text:style-name="T1">Safe Array Blit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.501cm" svg:y1="13.951cm" svg:x2="1.5cm" svg:y2="12cm" draw:end-shape="id12" draw:end-glue-point="3" svg:d="M1501 13951h-528v-1951h527" svg:viewBox="0 0 529 1952">
          <text:p/>
        </draw:connector>
        <draw:connector draw:style-name="gr4" draw:text-style-name="P6" draw:layer="layout" svg:x1="14.501cm" svg:y1="10.001cm" svg:x2="4.5cm" svg:y2="14cm" draw:end-shape="id11" draw:end-glue-point="1" svg:d="M14501 10001h-4737v3999h-5264" svg:viewBox="0 0 10002 4000">
          <text:p/>
        </draw:connector>
        <draw:connector draw:style-name="gr4" draw:text-style-name="P6" draw:layer="layout" svg:x1="4.5cm" svg:y1="12cm" svg:x2="4.5cm" svg:y2="10.001cm" draw:start-shape="id12" draw:start-glue-point="1" draw:end-shape="id9" draw:end-glue-point="1" svg:d="M4500 12000h527v-1999h-527" svg:viewBox="0 0 528 2000">
          <text:p/>
        </draw:connector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 Serif" svg:font-family="'Liberation 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stroke-dash draw:name="Dot" draw:style="rect" draw:dots1="1" draw:dots1-length="100%" draw:distance="100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ine_20_with_20_Fine_20_Dots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784cm" svg:x="1cm" svg:y="3.38cm"/>
      <draw:page-thumbnail draw:layer="backgroundobjects" svg:width="8.999cm" svg:height="5.784cm" svg:x="1cm" svg:y="11.956cm"/>
      <draw:page-thumbnail draw:layer="backgroundobjects" svg:width="8.999cm" svg:height="5.784cm" svg:x="1cm" svg:y="20.532cm"/>
      <draw:page-thumbnail draw:layer="backgroundobjects" svg:width="8.999cm" svg:height="5.784cm" svg:x="11cm" svg:y="3.38cm"/>
      <draw:page-thumbnail draw:layer="backgroundobjects" svg:width="8.999cm" svg:height="5.784cm" svg:x="11cm" svg:y="11.956cm"/>
      <draw:page-thumbnail draw:layer="backgroundobjects" svg:width="8.999cm" svg:height="5.784cm" svg:x="11cm" svg:y="20.53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4T14:04:25.190723577</meta:creation-date>
    <dc:date>2021-02-04T14:49:20.875381868</dc:date>
    <meta:editing-duration>PT34M26S</meta:editing-duration>
    <meta:editing-cycles>11</meta:editing-cycles>
    <meta:generator>LibreOffice/7.0.4.2$Linux_X86_64 LibreOffice_project/00$Build-2</meta:generator>
    <meta:document-statistic meta:object-count="58"/>
  </office:meta>
</office:document-meta>
</file>